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300000400D30792A03ABFFB0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4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18.999cm" svg:height="23.754cm" svg:x="1cm" svg:y="2.972cm">
          <draw:image xlink:href="Pictures/100000000000033300000400D30792A03ABFFB0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2T23:08:20.903000000</dc:date>
    <meta:editing-duration>PT2M8S</meta:editing-duration>
    <meta:editing-cycles>1</meta:editing-cycles>
    <meta:document-statistic meta:object-count="1"/>
    <meta:generator>LibreOffice/6.0.1.1$Windows_X86_64 LibreOffice_project/60bfb1526849283ce2491346ed2aa51c465abfe6</meta:generator>
  </office:meta>
</office:document-meta>
</file>